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Üst_20_Bilgi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Normal">
      <style:paragraph-properties>
        <style:tab-stops>
          <style:tab-stop style:position="6.747cm"/>
        </style:tab-stops>
      </style:paragraph-properties>
    </style:style>
    <style:style style:name="P5" style:family="paragraph" style:parent-style-name="Preformatted_20_Text" style:master-page-name="MP0">
      <style:paragraph-properties style:page-number="auto" fo:break-before="page"/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1" style:family="text">
      <style:text-properties style:font-name="Comic Sans MS" fo:font-weight="bold" style:font-weight-asian="bold"/>
    </style:style>
    <style:style style:name="T2" style:family="text">
      <style:text-properties officeooo:rsid="0019f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saüstünde iken fare sağ tıklanarak</text:p>
      <text:p text:style-name="P2"/>
      <text:p text:style-name="P3">Burada Terminal Aç</text:p>
      <text:p text:style-name="P2"/>
      <text:p text:style-name="P2">açılır.</text:p>
      <text:p text:style-name="P2"/>
      <text:p text:style-name="P3">sudo apt-get install python3-tk</text:p>
      <text:p text:style-name="P3"/>
      <text:p text:style-name="P2">girilir.</text:p>
      <text:p text:style-name="P2"/>
      <text:p text:style-name="P3">sudo apt-get install -y python3-pip</text:p>
      <text:p text:style-name="P2"/>
      <text:p text:style-name="P2">girilir.</text:p>
      <text:p text:style-name="P2"/>
      <text:p text:style-name="P3">sudo pip3 install --upgrade pip</text:p>
      <text:p text:style-name="P2"/>
      <text:p text:style-name="P2">girilir.</text:p>
      <text:p text:style-name="P2"/>
      <text:p text:style-name="P3">sudo pip3 install python-docx</text:p>
      <text:p text:style-name="P3"/>
      <text:p text:style-name="P2">girilir.</text:p>
      <text:p text:style-name="P2"/>
      <text:p text:style-name="P3">sudo apt-get install gdebi</text:p>
      <text:p text:style-name="P3"/>
      <text:p text:style-name="P2">girilir.</text:p>
      <text:p text:style-name="P2"/>
      <text:p text:style-name="P3">DiplomaKayitOrnegi.deb</text:p>
      <text:p text:style-name="P2"/>
      <text:p text:style-name="P2">paketi kurulur.</text:p>
      <text:p text:style-name="P2"/>
      <text:p text:style-name="P3">Programın kısayolu <text:span text:style-name="T2">Eğitim</text:span> menüsünün içindedir.</text:p>
      <text:p text:style-name="P2"/>
      <text:p text:style-name="P2">Dualarınızı ve yorumlarınızı beklerim.</text:p>
      <text:p text:style-name="P2"/>
      <text:p text:style-name="P3">E-posta: gokselgursu@gmail.com</text:p>
      <text:p text:style-name="Normal"/>
      <text:p text:style-name="Normal"/>
      <text:p text:style-name="Normal"/>
      <text:p text:style-name="Normal"/>
      <text:p text:style-name="Normal"/>
      <text:p text:style-name="P4"><text:span text:style-name="Köprü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tr" fo:country="T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tr" fo:country="T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Üst_20_Bilgi" style:display-name="Üst Bilgi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Varsayılan_20_Paragraf_20_Yazı_20_Tipi" style:display-name="Varsayılan Paragraf Yazı Tipi" style:family="text"/>
    <style:style style:name="Köprü" style:family="text" style:parent-style-name="Varsayılan_20_Paragraf_20_Yazı_20_Tip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Üst_20_Bilgi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KURULU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1$Linux_X86_64 LibreOffice_project/10$Build-1</meta:generator>
    <meta:creation-date>2019-02-06T22:01:00Z</meta:creation-date>
    <dc:date>2019-06-24T19:23:11.373307572</dc:date>
    <meta:editing-cycles>8</meta:editing-cycles>
    <meta:editing-duration>PT14M48S</meta:editing-duration>
    <meta:document-statistic meta:table-count="0" meta:image-count="0" meta:object-count="0" meta:page-count="1" meta:paragraph-count="19" meta:word-count="52" meta:character-count="411" meta:non-whitespace-character-count="379"/>
    <meta:template xlink:type="simple" xlink:actuate="onRequest" xlink:title="" xlink:href="Normal"/>
  </office:meta>
</office:document-meta>
</file>